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500000266C7387B7FE6EA99FD.jpg" manifest:media-type="image/jpeg"/>
  <manifest:file-entry manifest:full-path="Pictures/10000000000002BA000002CA8A44B7F140025F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loext:graphic-properties draw:fill="none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39cm" svg:x="2.541cm" svg:y="2.6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3.404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656cm" svg:height="0.628cm" svg:x="2.541cm" svg:y="4.139cm">
          <draw:text-box>
            <text:p text:style-name="P1"><text:span text:style-name="T2">OUTPUT : </text:span></text:p>
          </draw:text-box>
        </draw:frame>
        <draw:frame draw:style-name="gr1" draw:text-style-name="P2" draw:layer="layout" svg:width="0.388cm" svg:height="0.39cm" svg:x="2.541cm" svg:y="5.18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5.9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6.7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19.054cm" svg:y="14.62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5.31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16.507cm" svg:height="7.427cm" svg:x="2.54cm" svg:y="7.49cm">
          <draw:image xlink:href="Pictures/100000000000055500000266C7387B7FE6EA99FD.jpg" xlink:type="simple" xlink:show="embed" xlink:actuate="onLoad" draw:mime-type="image/jpeg">
            <text:p/>
          </draw:image>
        </draw:frame>
        <draw:frame draw:style-name="gr1" draw:text-style-name="P2" draw:layer="layout" svg:width="0.388cm" svg:height="0.39cm" svg:x="2.541cm" svg:y="16.106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0">
        <draw:frame draw:style-name="gr3" draw:text-style-name="P4" draw:layer="layout" svg:width="16.508cm" svg:height="16.886cm" svg:x="2.54cm" svg:y="2.54cm">
          <draw:image xlink:href="Pictures/10000000000002BA000002CA8A44B7F140025F3B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19.054cm" svg:y="19.137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0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12"/>
    <meta:generator>LibreOffice/7.4.2.3$Windows_X86_64 LibreOffice_project/382eef1f22670f7f4118c8c2dd222ec7ad009daf</meta:generator>
  </office:meta>
</office:document-meta>
</file>